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rbon_emi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507" calcext:value-type="float">
            <text:p>507</text:p>
          </table:table-cell>
          <table:table-cell office:value-type="float" office:value="465" calcext:value-type="float">
            <text:p>465</text:p>
          </table:table-cell>
          <table:table-cell office:value-type="float" office:value="955" calcext:value-type="float">
            <text:p>955</text:p>
          </table:table-cell>
          <table:table-cell office:value-type="float" office:value="1477" calcext:value-type="float">
            <text:p>1477</text:p>
          </table:table-cell>
          <table:table-cell office:value-type="float" office:value="2013" calcext:value-type="float">
            <text:p>2013</text:p>
          </table:table-cell>
          <table:table-cell office:value-type="float" office:value="2525" calcext:value-type="float">
            <text:p>2525</text:p>
          </table:table-cell>
          <table:table-cell table:number-columns-repeated="3"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5688" calcext:value-type="float">
            <text:p>5688</text:p>
          </table:table-cell>
          <table:table-cell office:value-type="float" office:value="5675" calcext:value-type="float">
            <text:p>5675</text:p>
          </table:table-cell>
          <table:table-cell office:value-type="float" office:value="11614" calcext:value-type="float">
            <text:p>11614</text:p>
          </table:table-cell>
          <table:table-cell office:value-type="float" office:value="17822" calcext:value-type="float">
            <text:p>17822</text:p>
          </table:table-cell>
          <table:table-cell office:value-type="float" office:value="24624" calcext:value-type="float">
            <text:p>24624</text:p>
          </table:table-cell>
          <table:table-cell office:value-type="float" office:value="32162" calcext:value-type="float">
            <text:p>32162</text:p>
          </table:table-cell>
          <table:table-cell office:value-type="float" office:value="40394" calcext:value-type="float">
            <text:p>40394</text:p>
          </table:table-cell>
          <table:table-cell office:value-type="float" office:value="49437" calcext:value-type="float">
            <text:p>49437</text:p>
          </table:table-cell>
          <table:table-cell office:value-type="float" office:value="59273" calcext:value-type="float">
            <text:p>59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195639" calcext:value-type="float">
            <text:p>195639</text:p>
          </table:table-cell>
          <table:table-cell office:value-type="float" office:value="197910" calcext:value-type="float">
            <text:p>197910</text:p>
          </table:table-cell>
          <table:table-cell office:value-type="float" office:value="396729" calcext:value-type="float">
            <text:p>396729</text:p>
          </table:table-cell>
          <table:table-cell office:value-type="float" office:value="599355" calcext:value-type="float">
            <text:p>599355</text:p>
          </table:table-cell>
          <table:table-cell office:value-type="float" office:value="809521" calcext:value-type="float">
            <text:p>809521</text:p>
          </table:table-cell>
          <table:table-cell office:value-type="float" office:value="1027707" calcext:value-type="float">
            <text:p>1027707</text:p>
          </table:table-cell>
          <table:table-cell office:value-type="float" office:value="1253118" calcext:value-type="float">
            <text:p>1253118</text:p>
          </table:table-cell>
          <table:table-cell office:value-type="float" office:value="1483769" calcext:value-type="float">
            <text:p>1483769</text:p>
          </table:table-cell>
          <table:table-cell office:value-type="float" office:value="1717256" calcext:value-type="float">
            <text:p>17172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51903" calcext:value-type="float">
            <text:p>51903</text:p>
          </table:table-cell>
          <table:table-cell office:value-type="float" office:value="47671" calcext:value-type="float">
            <text:p>47671</text:p>
          </table:table-cell>
          <table:table-cell office:value-type="float" office:value="99775" calcext:value-type="float">
            <text:p>99775</text:p>
          </table:table-cell>
          <table:table-cell office:value-type="float" office:value="159218" calcext:value-type="float">
            <text:p>159218</text:p>
          </table:table-cell>
          <table:table-cell office:value-type="float" office:value="228000" calcext:value-type="float">
            <text:p>228000</text:p>
          </table:table-cell>
          <table:table-cell office:value-type="float" office:value="305336" calcext:value-type="float">
            <text:p>305336</text:p>
          </table:table-cell>
          <table:table-cell office:value-type="float" office:value="386518" calcext:value-type="float">
            <text:p>386518</text:p>
          </table:table-cell>
          <table:table-cell office:value-type="float" office:value="471790" calcext:value-type="float">
            <text:p>471790</text:p>
          </table:table-cell>
          <table:table-cell office:value-type="float" office:value="561680" calcext:value-type="float">
            <text:p>5616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419" calcext:value-type="float">
            <text:p>419</text:p>
          </table:table-cell>
          <table:table-cell office:value-type="float" office:value="1515" calcext:value-type="float">
            <text:p>1515</text:p>
          </table:table-cell>
          <table:table-cell table:number-columns-repeated="5"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8984" calcext:value-type="float">
            <text:p>8984</text:p>
          </table:table-cell>
          <table:table-cell office:value-type="float" office:value="5706" calcext:value-type="float">
            <text:p>5706</text:p>
          </table:table-cell>
          <table:table-cell office:value-type="float" office:value="12825" calcext:value-type="float">
            <text:p>12825</text:p>
          </table:table-cell>
          <table:table-cell office:value-type="float" office:value="23625" calcext:value-type="float">
            <text:p>23625</text:p>
          </table:table-cell>
          <table:table-cell office:value-type="float" office:value="40047" calcext:value-type="float">
            <text:p>40047</text:p>
          </table:table-cell>
          <table:table-cell office:value-type="float" office:value="63338" calcext:value-type="float">
            <text:p>63338</text:p>
          </table:table-cell>
          <table:table-cell office:value-type="float" office:value="92561" calcext:value-type="float">
            <text:p>92561</text:p>
          </table:table-cell>
          <table:table-cell office:value-type="float" office:value="130904" calcext:value-type="float">
            <text:p>130904</text:p>
          </table:table-cell>
          <table:table-cell office:value-type="float" office:value="182303" calcext:value-type="float">
            <text:p>1823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54656" calcext:value-type="float">
            <text:p>154656</text:p>
          </table:table-cell>
          <table:table-cell office:value-type="float" office:value="167951" calcext:value-type="float">
            <text:p>167951</text:p>
          </table:table-cell>
          <table:table-cell office:value-type="float" office:value="324816" calcext:value-type="float">
            <text:p>324816</text:p>
          </table:table-cell>
          <table:table-cell office:value-type="float" office:value="484171" calcext:value-type="float">
            <text:p>484171</text:p>
          </table:table-cell>
          <table:table-cell office:value-type="float" office:value="646720" calcext:value-type="float">
            <text:p>646720</text:p>
          </table:table-cell>
          <table:table-cell office:value-type="float" office:value="815883" calcext:value-type="float">
            <text:p>815883</text:p>
          </table:table-cell>
          <table:table-cell office:value-type="float" office:value="990323" calcext:value-type="float">
            <text:p>990323</text:p>
          </table:table-cell>
          <table:table-cell office:value-type="float" office:value="1171159" calcext:value-type="float">
            <text:p>1171159</text:p>
          </table:table-cell>
          <table:table-cell office:value-type="float" office:value="1359616" calcext:value-type="float">
            <text:p>1359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12331" calcext:value-type="float">
            <text:p>12331</text:p>
          </table:table-cell>
          <table:table-cell office:value-type="float" office:value="11054" calcext:value-type="float">
            <text:p>11054</text:p>
          </table:table-cell>
          <table:table-cell office:value-type="float" office:value="24118" calcext:value-type="float">
            <text:p>24118</text:p>
          </table:table-cell>
          <table:table-cell office:value-type="float" office:value="40841" calcext:value-type="float">
            <text:p>40841</text:p>
          </table:table-cell>
          <table:table-cell office:value-type="float" office:value="62243" calcext:value-type="float">
            <text:p>62243</text:p>
          </table:table-cell>
          <table:table-cell office:value-type="float" office:value="88995" calcext:value-type="float">
            <text:p>88995</text:p>
          </table:table-cell>
          <table:table-cell office:value-type="float" office:value="120978" calcext:value-type="float">
            <text:p>120978</text:p>
          </table:table-cell>
          <table:table-cell table:number-columns-repeated="2" office:value-type="float" office:value="143914" calcext:value-type="float">
            <text:p>1439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479" calcext:value-type="float">
            <text:p>479</text:p>
          </table:table-cell>
          <table:table-cell office:value-type="float" office:value="516" calcext:value-type="float">
            <text:p>516</text:p>
          </table:table-cell>
          <table:table-cell office:value-type="float" office:value="1092" calcext:value-type="float">
            <text:p>1092</text:p>
          </table:table-cell>
          <table:table-cell table:number-columns-repeated="6"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1721" calcext:value-type="float">
            <text:p>1721</text:p>
          </table:table-cell>
          <table:table-cell office:value-type="float" office:value="2048" calcext:value-type="float">
            <text:p>2048</text:p>
          </table:table-cell>
          <table:table-cell office:value-type="float" office:value="3966" calcext:value-type="float">
            <text:p>3966</text:p>
          </table:table-cell>
          <table:table-cell office:value-type="float" office:value="7578" calcext:value-type="float">
            <text:p>7578</text:p>
          </table:table-cell>
          <table:table-cell office:value-type="float" office:value="14979" calcext:value-type="float">
            <text:p>14979</text:p>
          </table:table-cell>
          <table:table-cell table:number-columns-repeated="4" office:value-type="float" office:value="23955" calcext:value-type="float">
            <text:p>239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3009" calcext:value-type="float">
            <text:p>3009</text:p>
          </table:table-cell>
          <table:table-cell office:value-type="float" office:value="2837" calcext:value-type="float">
            <text:p>2837</text:p>
          </table:table-cell>
          <table:table-cell office:value-type="float" office:value="5071" calcext:value-type="float">
            <text:p>5071</text:p>
          </table:table-cell>
          <table:table-cell table:number-columns-repeated="6" office:value-type="float" office:value="5990" calcext:value-type="float">
            <text:p>59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5573" calcext:value-type="float">
            <text:p>55573</text:p>
          </table:table-cell>
          <table:table-cell office:value-type="float" office:value="56937" calcext:value-type="float">
            <text:p>56937</text:p>
          </table:table-cell>
          <table:table-cell office:value-type="float" office:value="110426" calcext:value-type="float">
            <text:p>110426</text:p>
          </table:table-cell>
          <table:table-cell office:value-type="float" office:value="174145" calcext:value-type="float">
            <text:p>174145</text:p>
          </table:table-cell>
          <table:table-cell table:number-columns-repeated="5" office:value-type="float" office:value="259741" calcext:value-type="float">
            <text:p>2597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245464" calcext:value-type="float">
            <text:p>245464</text:p>
          </table:table-cell>
          <table:table-cell office:value-type="float" office:value="235184" calcext:value-type="float">
            <text:p>235184</text:p>
          </table:table-cell>
          <table:table-cell office:value-type="float" office:value="475985" calcext:value-type="float">
            <text:p>475985</text:p>
          </table:table-cell>
          <table:table-cell office:value-type="float" office:value="725749" calcext:value-type="float">
            <text:p>725749</text:p>
          </table:table-cell>
          <table:table-cell office:value-type="float" office:value="994408" calcext:value-type="float">
            <text:p>994408</text:p>
          </table:table-cell>
          <table:table-cell office:value-type="float" office:value="1286296" calcext:value-type="float">
            <text:p>1286296</text:p>
          </table:table-cell>
          <table:table-cell office:value-type="float" office:value="1602327" calcext:value-type="float">
            <text:p>1602327</text:p>
          </table:table-cell>
          <table:table-cell office:value-type="float" office:value="1943673" calcext:value-type="float">
            <text:p>1943673</text:p>
          </table:table-cell>
          <table:table-cell office:value-type="float" office:value="2314341" calcext:value-type="float">
            <text:p>23143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2943" calcext:value-type="float">
            <text:p>2943</text:p>
          </table:table-cell>
          <table:table-cell office:value-type="float" office:value="2581" calcext:value-type="float">
            <text:p>2581</text:p>
          </table:table-cell>
          <table:table-cell office:value-type="float" office:value="5624" calcext:value-type="float">
            <text:p>5624</text:p>
          </table:table-cell>
          <table:table-cell office:value-type="float" office:value="9664" calcext:value-type="float">
            <text:p>9664</text:p>
          </table:table-cell>
          <table:table-cell office:value-type="float" office:value="15123" calcext:value-type="float">
            <text:p>15123</text:p>
          </table:table-cell>
          <table:table-cell table:number-columns-repeated="4" office:value-type="float" office:value="22553" calcext:value-type="float">
            <text:p>225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16389" calcext:value-type="float">
            <text:p>16389</text:p>
          </table:table-cell>
          <table:table-cell office:value-type="float" office:value="15975" calcext:value-type="float">
            <text:p>15975</text:p>
          </table:table-cell>
          <table:table-cell office:value-type="float" office:value="34483" calcext:value-type="float">
            <text:p>34483</text:p>
          </table:table-cell>
          <table:table-cell table:number-columns-repeated="6" office:value-type="float" office:value="49066" calcext:value-type="float">
            <text:p>49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444813" calcext:value-type="float">
            <text:p>444813</text:p>
          </table:table-cell>
          <table:table-cell office:value-type="float" office:value="482563" calcext:value-type="float">
            <text:p>482563</text:p>
          </table:table-cell>
          <table:table-cell office:value-type="float" office:value="944271" calcext:value-type="float">
            <text:p>944271</text:p>
          </table:table-cell>
          <table:table-cell office:value-type="float" office:value="1417389" calcext:value-type="float">
            <text:p>1417389</text:p>
          </table:table-cell>
          <table:table-cell office:value-type="float" office:value="1916871" calcext:value-type="float">
            <text:p>1916871</text:p>
          </table:table-cell>
          <table:table-cell office:value-type="float" office:value="2441361" calcext:value-type="float">
            <text:p>2441361</text:p>
          </table:table-cell>
          <table:table-cell office:value-type="float" office:value="2981477" calcext:value-type="float">
            <text:p>2981477</text:p>
          </table:table-cell>
          <table:table-cell office:value-type="float" office:value="3543113" calcext:value-type="float">
            <text:p>3543113</text:p>
          </table:table-cell>
          <table:table-cell office:value-type="float" office:value="4130806" calcext:value-type="float">
            <text:p>41308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18692" calcext:value-type="float">
            <text:p>18692</text:p>
          </table:table-cell>
          <table:table-cell office:value-type="float" office:value="18317" calcext:value-type="float">
            <text:p>18317</text:p>
          </table:table-cell>
          <table:table-cell office:value-type="float" office:value="34247" calcext:value-type="float">
            <text:p>34247</text:p>
          </table:table-cell>
          <table:table-cell office:value-type="float" office:value="51978" calcext:value-type="float">
            <text:p>51978</text:p>
          </table:table-cell>
          <table:table-cell office:value-type="float" office:value="73118" calcext:value-type="float">
            <text:p>73118</text:p>
          </table:table-cell>
          <table:table-cell office:value-type="float" office:value="98868" calcext:value-type="float">
            <text:p>98868</text:p>
          </table:table-cell>
          <table:table-cell office:value-type="float" office:value="130637" calcext:value-type="float">
            <text:p>130637</text:p>
          </table:table-cell>
          <table:table-cell office:value-type="float" office:value="174098" calcext:value-type="float">
            <text:p>174098</text:p>
          </table:table-cell>
          <table:table-cell office:value-type="float" office:value="199490" calcext:value-type="float">
            <text:p>1994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  <table:table-cell office:value-type="float" office:value="527" calcext:value-type="float">
            <text:p>527</text:p>
          </table:table-cell>
          <table:table-cell office:value-type="float" office:value="1678" calcext:value-type="float">
            <text:p>1678</text:p>
          </table:table-cell>
          <table:table-cell table:number-columns-repeated="5"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42" calcext:value-type="float">
            <text:p>1142</text:p>
          </table:table-cell>
          <table:table-cell office:value-type="float" office:value="1264" calcext:value-type="float">
            <text:p>1264</text:p>
          </table:table-cell>
          <table:table-cell office:value-type="float" office:value="2232" calcext:value-type="float">
            <text:p>2232</text:p>
          </table:table-cell>
          <table:table-cell table:number-columns-repeated="6"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2740" calcext:value-type="float">
            <text:p>2740</text:p>
          </table:table-cell>
          <table:table-cell office:value-type="float" office:value="2248" calcext:value-type="float">
            <text:p>2248</text:p>
          </table:table-cell>
          <table:table-cell office:value-type="float" office:value="5472" calcext:value-type="float">
            <text:p>5472</text:p>
          </table:table-cell>
          <table:table-cell office:value-type="float" office:value="11528" calcext:value-type="float">
            <text:p>11528</text:p>
          </table:table-cell>
          <table:table-cell office:value-type="float" office:value="22554" calcext:value-type="float">
            <text:p>22554</text:p>
          </table:table-cell>
          <table:table-cell office:value-type="float" office:value="40083" calcext:value-type="float">
            <text:p>40083</text:p>
          </table:table-cell>
          <table:table-cell table:number-columns-repeated="3" office:value-type="float" office:value="61872" calcext:value-type="float">
            <text:p>618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7673" calcext:value-type="float">
            <text:p>7673</text:p>
          </table:table-cell>
          <table:table-cell office:value-type="float" office:value="5640" calcext:value-type="float">
            <text:p>5640</text:p>
          </table:table-cell>
          <table:table-cell office:value-type="float" office:value="12126" calcext:value-type="float">
            <text:p>12126</text:p>
          </table:table-cell>
          <table:table-cell office:value-type="float" office:value="20824" calcext:value-type="float">
            <text:p>20824</text:p>
          </table:table-cell>
          <table:table-cell office:value-type="float" office:value="32926" calcext:value-type="float">
            <text:p>32926</text:p>
          </table:table-cell>
          <table:table-cell office:value-type="float" office:value="49251" calcext:value-type="float">
            <text:p>49251</text:p>
          </table:table-cell>
          <table:table-cell office:value-type="float" office:value="69307" calcext:value-type="float">
            <text:p>69307</text:p>
          </table:table-cell>
          <table:table-cell office:value-type="float" office:value="94335" calcext:value-type="float">
            <text:p>94335</text:p>
          </table:table-cell>
          <table:table-cell office:value-type="float" office:value="127534" calcext:value-type="float">
            <text:p>1275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27887" calcext:value-type="float">
            <text:p>127887</text:p>
          </table:table-cell>
          <table:table-cell office:value-type="float" office:value="133755" calcext:value-type="float">
            <text:p>133755</text:p>
          </table:table-cell>
          <table:table-cell office:value-type="float" office:value="250464" calcext:value-type="float">
            <text:p>250464</text:p>
          </table:table-cell>
          <table:table-cell office:value-type="float" office:value="376482" calcext:value-type="float">
            <text:p>376482</text:p>
          </table:table-cell>
          <table:table-cell office:value-type="float" office:value="526196" calcext:value-type="float">
            <text:p>526196</text:p>
          </table:table-cell>
          <table:table-cell office:value-type="float" office:value="693862" calcext:value-type="float">
            <text:p>693862</text:p>
          </table:table-cell>
          <table:table-cell office:value-type="float" office:value="871950" calcext:value-type="float">
            <text:p>871950</text:p>
          </table:table-cell>
          <table:table-cell office:value-type="float" office:value="1060200" calcext:value-type="float">
            <text:p>1060200</text:p>
          </table:table-cell>
          <table:table-cell office:value-type="float" office:value="1259579" calcext:value-type="float">
            <text:p>12595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63221" calcext:value-type="float">
            <text:p>63221</text:p>
          </table:table-cell>
          <table:table-cell office:value-type="float" office:value="68548" calcext:value-type="float">
            <text:p>68548</text:p>
          </table:table-cell>
          <table:table-cell office:value-type="float" office:value="133850" calcext:value-type="float">
            <text:p>133850</text:p>
          </table:table-cell>
          <table:table-cell office:value-type="float" office:value="202916" calcext:value-type="float">
            <text:p>202916</text:p>
          </table:table-cell>
          <table:table-cell office:value-type="float" office:value="278847" calcext:value-type="float">
            <text:p>278847</text:p>
          </table:table-cell>
          <table:table-cell office:value-type="float" office:value="361971" calcext:value-type="float">
            <text:p>361971</text:p>
          </table:table-cell>
          <table:table-cell office:value-type="float" office:value="450149" calcext:value-type="float">
            <text:p>450149</text:p>
          </table:table-cell>
          <table:table-cell office:value-type="float" office:value="544416" calcext:value-type="float">
            <text:p>544416</text:p>
          </table:table-cell>
          <table:table-cell office:value-type="float" office:value="649834" calcext:value-type="float">
            <text:p>6498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13940" calcext:value-type="float">
            <text:p>13940</text:p>
          </table:table-cell>
          <table:table-cell office:value-type="float" office:value="13765" calcext:value-type="float">
            <text:p>13765</text:p>
          </table:table-cell>
          <table:table-cell office:value-type="float" office:value="26710" calcext:value-type="float">
            <text:p>26710</text:p>
          </table:table-cell>
          <table:table-cell office:value-type="float" office:value="41645" calcext:value-type="float">
            <text:p>41645</text:p>
          </table:table-cell>
          <table:table-cell office:value-type="float" office:value="59984" calcext:value-type="float">
            <text:p>59984</text:p>
          </table:table-cell>
          <table:table-cell office:value-type="float" office:value="82471" calcext:value-type="float">
            <text:p>82471</text:p>
          </table:table-cell>
          <table:table-cell office:value-type="float" office:value="108273" calcext:value-type="float">
            <text:p>108273</text:p>
          </table:table-cell>
          <table:table-cell office:value-type="float" office:value="138559" calcext:value-type="float">
            <text:p>138559</text:p>
          </table:table-cell>
          <table:table-cell office:value-type="float" office:value="175923" calcext:value-type="float">
            <text:p>1759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8304" calcext:value-type="float">
            <text:p>8304</text:p>
          </table:table-cell>
          <table:table-cell office:value-type="float" office:value="4799" calcext:value-type="float">
            <text:p>4799</text:p>
          </table:table-cell>
          <table:table-cell office:value-type="float" office:value="12299" calcext:value-type="float">
            <text:p>12299</text:p>
          </table:table-cell>
          <table:table-cell office:value-type="float" office:value="24371" calcext:value-type="float">
            <text:p>24371</text:p>
          </table:table-cell>
          <table:table-cell office:value-type="float" office:value="42212" calcext:value-type="float">
            <text:p>42212</text:p>
          </table:table-cell>
          <table:table-cell office:value-type="float" office:value="66175" calcext:value-type="float">
            <text:p>66175</text:p>
          </table:table-cell>
          <table:table-cell office:value-type="float" office:value="94584" calcext:value-type="float">
            <text:p>94584</text:p>
          </table:table-cell>
          <table:table-cell office:value-type="float" office:value="128107" calcext:value-type="float">
            <text:p>128107</text:p>
          </table:table-cell>
          <table:table-cell office:value-type="float" office:value="168393" calcext:value-type="float">
            <text:p>168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357" calcext:value-type="float">
            <text:p>357</text:p>
          </table:table-cell>
          <table:table-cell table:number-columns-repeated="6"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8454" calcext:value-type="float">
            <text:p>18454</text:p>
          </table:table-cell>
          <table:table-cell office:value-type="float" office:value="14945" calcext:value-type="float">
            <text:p>14945</text:p>
          </table:table-cell>
          <table:table-cell office:value-type="float" office:value="31271" calcext:value-type="float">
            <text:p>31271</text:p>
          </table:table-cell>
          <table:table-cell table:number-columns-repeated="6" office:value-type="float" office:value="34696" calcext:value-type="float">
            <text:p>346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200484" calcext:value-type="float">
            <text:p>200484</text:p>
          </table:table-cell>
          <table:table-cell office:value-type="float" office:value="211042" calcext:value-type="float">
            <text:p>211042</text:p>
          </table:table-cell>
          <table:table-cell office:value-type="float" office:value="425150" calcext:value-type="float">
            <text:p>425150</text:p>
          </table:table-cell>
          <table:table-cell office:value-type="float" office:value="654188" calcext:value-type="float">
            <text:p>654188</text:p>
          </table:table-cell>
          <table:table-cell office:value-type="float" office:value="884687" calcext:value-type="float">
            <text:p>884687</text:p>
          </table:table-cell>
          <table:table-cell office:value-type="float" office:value="1116197" calcext:value-type="float">
            <text:p>1116197</text:p>
          </table:table-cell>
          <table:table-cell office:value-type="float" office:value="1365656" calcext:value-type="float">
            <text:p>1365656</text:p>
          </table:table-cell>
          <table:table-cell office:value-type="float" office:value="1635778" calcext:value-type="float">
            <text:p>1635778</text:p>
          </table:table-cell>
          <table:table-cell office:value-type="float" office:value="1921767" calcext:value-type="float">
            <text:p>19217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5819" calcext:value-type="float">
            <text:p>5819</text:p>
          </table:table-cell>
          <table:table-cell office:value-type="float" office:value="5154" calcext:value-type="float">
            <text:p>5154</text:p>
          </table:table-cell>
          <table:table-cell office:value-type="float" office:value="11705" calcext:value-type="float">
            <text:p>11705</text:p>
          </table:table-cell>
          <table:table-cell office:value-type="float" office:value="19195" calcext:value-type="float">
            <text:p>19195</text:p>
          </table:table-cell>
          <table:table-cell office:value-type="float" office:value="27354" calcext:value-type="float">
            <text:p>27354</text:p>
          </table:table-cell>
          <table:table-cell office:value-type="float" office:value="36201" calcext:value-type="float">
            <text:p>36201</text:p>
          </table:table-cell>
          <table:table-cell office:value-type="float" office:value="45887" calcext:value-type="float">
            <text:p>45887</text:p>
          </table:table-cell>
          <table:table-cell office:value-type="float" office:value="56518" calcext:value-type="float">
            <text:p>56518</text:p>
          </table:table-cell>
          <table:table-cell office:value-type="float" office:value="68208" calcext:value-type="float">
            <text:p>682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3711" calcext:value-type="float">
            <text:p>3711</text:p>
          </table:table-cell>
          <table:table-cell office:value-type="float" office:value="3419" calcext:value-type="float">
            <text:p>3419</text:p>
          </table:table-cell>
          <table:table-cell office:value-type="float" office:value="7759" calcext:value-type="float">
            <text:p>7759</text:p>
          </table:table-cell>
          <table:table-cell office:value-type="float" office:value="12241" calcext:value-type="float">
            <text:p>12241</text:p>
          </table:table-cell>
          <table:table-cell office:value-type="float" office:value="16913" calcext:value-type="float">
            <text:p>16913</text:p>
          </table:table-cell>
          <table:table-cell office:value-type="float" office:value="21800" calcext:value-type="float">
            <text:p>21800</text:p>
          </table:table-cell>
          <table:table-cell office:value-type="float" office:value="26852" calcext:value-type="float">
            <text:p>26852</text:p>
          </table:table-cell>
          <table:table-cell office:value-type="float" office:value="32102" calcext:value-type="float">
            <text:p>32102</text:p>
          </table:table-cell>
          <table:table-cell office:value-type="float" office:value="37744" calcext:value-type="float">
            <text:p>377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255" calcext:value-type="float">
            <text:p>255</text:p>
          </table:table-cell>
          <table:table-cell office:value-type="float" office:value="362" calcext:value-type="float">
            <text:p>362</text:p>
          </table:table-cell>
          <table:table-cell office:value-type="float" office:value="472" calcext:value-type="float">
            <text:p>472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4553" calcext:value-type="float">
            <text:p>4553</text:p>
          </table:table-cell>
          <table:table-cell office:value-type="float" office:value="4418" calcext:value-type="float">
            <text:p>4418</text:p>
          </table:table-cell>
          <table:table-cell office:value-type="float" office:value="9554" calcext:value-type="float">
            <text:p>9554</text:p>
          </table:table-cell>
          <table:table-cell office:value-type="float" office:value="15174" calcext:value-type="float">
            <text:p>15174</text:p>
          </table:table-cell>
          <table:table-cell office:value-type="float" office:value="21400" calcext:value-type="float">
            <text:p>21400</text:p>
          </table:table-cell>
          <table:table-cell office:value-type="float" office:value="28741" calcext:value-type="float">
            <text:p>28741</text:p>
          </table:table-cell>
          <table:table-cell table:number-columns-repeated="3" office:value-type="float" office:value="35478" calcext:value-type="float">
            <text:p>354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39742" calcext:value-type="float">
            <text:p>39742</text:p>
          </table:table-cell>
          <table:table-cell office:value-type="float" office:value="30564" calcext:value-type="float">
            <text:p>30564</text:p>
          </table:table-cell>
          <table:table-cell office:value-type="float" office:value="69637" calcext:value-type="float">
            <text:p>69637</text:p>
          </table:table-cell>
          <table:table-cell office:value-type="float" office:value="112013" calcext:value-type="float">
            <text:p>112013</text:p>
          </table:table-cell>
          <table:table-cell office:value-type="float" office:value="156589" calcext:value-type="float">
            <text:p>156589</text:p>
          </table:table-cell>
          <table:table-cell office:value-type="float" office:value="203652" calcext:value-type="float">
            <text:p>203652</text:p>
          </table:table-cell>
          <table:table-cell office:value-type="float" office:value="253094" calcext:value-type="float">
            <text:p>253094</text:p>
          </table:table-cell>
          <table:table-cell office:value-type="float" office:value="303784" calcext:value-type="float">
            <text:p>303784</text:p>
          </table:table-cell>
          <table:table-cell office:value-type="float" office:value="356106" calcext:value-type="float">
            <text:p>3561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1041" calcext:value-type="float">
            <text:p>1041</text:p>
          </table:table-cell>
          <table:table-cell office:value-type="float" office:value="1577" calcext:value-type="float">
            <text:p>1577</text:p>
          </table:table-cell>
          <table:table-cell office:value-type="float" office:value="2094" calcext:value-type="float">
            <text:p>2094</text:p>
          </table:table-cell>
          <table:table-cell office:value-type="float" office:value="2562" calcext:value-type="float">
            <text:p>2562</text:p>
          </table:table-cell>
          <table:table-cell office:value-type="float" office:value="2963" calcext:value-type="float">
            <text:p>2963</text:p>
          </table:table-cell>
          <table:table-cell table:number-columns-repeated="2"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3128" calcext:value-type="float">
            <text:p>3128</text:p>
          </table:table-cell>
          <table:table-cell office:value-type="float" office:value="4270" calcext:value-type="float">
            <text:p>4270</text:p>
          </table:table-cell>
          <table:table-cell office:value-type="float" office:value="7148" calcext:value-type="float">
            <text:p>7148</text:p>
          </table:table-cell>
          <table:table-cell office:value-type="float" office:value="10054" calcext:value-type="float">
            <text:p>10054</text:p>
          </table:table-cell>
          <table:table-cell office:value-type="float" office:value="13210" calcext:value-type="float">
            <text:p>13210</text:p>
          </table:table-cell>
          <table:table-cell office:value-type="float" office:value="16481" calcext:value-type="float">
            <text:p>16481</text:p>
          </table:table-cell>
          <table:table-cell office:value-type="float" office:value="19838" calcext:value-type="float">
            <text:p>19838</text:p>
          </table:table-cell>
          <table:table-cell office:value-type="float" office:value="23256" calcext:value-type="float">
            <text:p>23256</text:p>
          </table:table-cell>
          <table:table-cell office:value-type="float" office:value="26804" calcext:value-type="float">
            <text:p>268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216" calcext:value-type="float">
            <text:p>216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290" calcext:value-type="float">
            <text:p>290</text:p>
          </table:table-cell>
          <table:table-cell office:value-type="float" office:value="382" calcext:value-type="float">
            <text:p>382</text:p>
          </table:table-cell>
          <table:table-cell office:value-type="float" office:value="481" calcext:value-type="float">
            <text:p>481</text:p>
          </table:table-cell>
          <table:table-cell office:value-type="float" office:value="588" calcext:value-type="float">
            <text:p>588</text:p>
          </table:table-cell>
          <table:table-cell office:value-type="float" office:value="706" calcext:value-type="float">
            <text:p>70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18505" calcext:value-type="float">
            <text:p>18505</text:p>
          </table:table-cell>
          <table:table-cell office:value-type="float" office:value="18903" calcext:value-type="float">
            <text:p>18903</text:p>
          </table:table-cell>
          <table:table-cell office:value-type="float" office:value="41054" calcext:value-type="float">
            <text:p>41054</text:p>
          </table:table-cell>
          <table:table-cell office:value-type="float" office:value="65902" calcext:value-type="float">
            <text:p>65902</text:p>
          </table:table-cell>
          <table:table-cell office:value-type="float" office:value="93454" calcext:value-type="float">
            <text:p>93454</text:p>
          </table:table-cell>
          <table:table-cell office:value-type="float" office:value="124575" calcext:value-type="float">
            <text:p>124575</text:p>
          </table:table-cell>
          <table:table-cell table:number-columns-repeated="3" office:value-type="float" office:value="128709" calcext:value-type="float">
            <text:p>1287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4352" calcext:value-type="float">
            <text:p>14352</text:p>
          </table:table-cell>
          <table:table-cell office:value-type="float" office:value="22830" calcext:value-type="float">
            <text:p>22830</text:p>
          </table:table-cell>
          <table:table-cell office:value-type="float" office:value="40770" calcext:value-type="float">
            <text:p>40770</text:p>
          </table:table-cell>
          <table:table-cell office:value-type="float" office:value="59022" calcext:value-type="float">
            <text:p>59022</text:p>
          </table:table-cell>
          <table:table-cell office:value-type="float" office:value="77898" calcext:value-type="float">
            <text:p>77898</text:p>
          </table:table-cell>
          <table:table-cell office:value-type="float" office:value="96930" calcext:value-type="float">
            <text:p>96930</text:p>
          </table:table-cell>
          <table:table-cell office:value-type="float" office:value="116111" calcext:value-type="float">
            <text:p>116111</text:p>
          </table:table-cell>
          <table:table-cell office:value-type="float" office:value="135089" calcext:value-type="float">
            <text:p>135089</text:p>
          </table:table-cell>
          <table:table-cell office:value-type="float" office:value="153850" calcext:value-type="float">
            <text:p>1538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1049" calcext:value-type="float">
            <text:p>1049</text:p>
          </table:table-cell>
          <table:table-cell office:value-type="float" office:value="1152" calcext:value-type="float">
            <text:p>1152</text:p>
          </table:table-cell>
          <table:table-cell office:value-type="float" office:value="2278" calcext:value-type="float">
            <text:p>2278</text:p>
          </table:table-cell>
          <table:table-cell table:number-columns-repeated="6"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080" calcext:value-type="float">
            <text:p>20080</text:p>
          </table:table-cell>
          <table:table-cell office:value-type="float" office:value="21372" calcext:value-type="float">
            <text:p>21372</text:p>
          </table:table-cell>
          <table:table-cell office:value-type="float" office:value="44057" calcext:value-type="float">
            <text:p>44057</text:p>
          </table:table-cell>
          <table:table-cell office:value-type="float" office:value="66796" calcext:value-type="float">
            <text:p>66796</text:p>
          </table:table-cell>
          <table:table-cell office:value-type="float" office:value="88430" calcext:value-type="float">
            <text:p>88430</text:p>
          </table:table-cell>
          <table:table-cell office:value-type="float" office:value="113688" calcext:value-type="float">
            <text:p>113688</text:p>
          </table:table-cell>
          <table:table-cell table:number-columns-repeated="3" office:value-type="float" office:value="138387" calcext:value-type="float">
            <text:p>1383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1092" calcext:value-type="float">
            <text:p>1092</text:p>
          </table:table-cell>
          <table:table-cell office:value-type="float" office:value="1041" calcext:value-type="float">
            <text:p>1041</text:p>
          </table:table-cell>
          <table:table-cell office:value-type="float" office:value="2210" calcext:value-type="float">
            <text:p>2210</text:p>
          </table:table-cell>
          <table:table-cell office:value-type="float" office:value="3456" calcext:value-type="float">
            <text:p>3456</text:p>
          </table:table-cell>
          <table:table-cell office:value-type="float" office:value="4749" calcext:value-type="float">
            <text:p>4749</text:p>
          </table:table-cell>
          <table:table-cell office:value-type="float" office:value="6076" calcext:value-type="float">
            <text:p>6076</text:p>
          </table:table-cell>
          <table:table-cell office:value-type="float" office:value="7483" calcext:value-type="float">
            <text:p>7483</text:p>
          </table:table-cell>
          <table:table-cell office:value-type="float" office:value="8996" calcext:value-type="float">
            <text:p>8996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296" calcext:value-type="float">
            <text:p>296</text:p>
          </table:table-cell>
          <table:table-cell office:value-type="float" office:value="408" calcext:value-type="float">
            <text:p>408</text:p>
          </table:table-cell>
          <table:table-cell office:value-type="float" office:value="525" calcext:value-type="float">
            <text:p>525</text:p>
          </table:table-cell>
          <table:table-cell office:value-type="float" office:value="645" calcext:value-type="float">
            <text:p>645</text:p>
          </table:table-cell>
          <table:table-cell office:value-type="float" office:value="768" calcext:value-type="float">
            <text:p>76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50008" calcext:value-type="float">
            <text:p>50008</text:p>
          </table:table-cell>
          <table:table-cell office:value-type="float" office:value="52822" calcext:value-type="float">
            <text:p>52822</text:p>
          </table:table-cell>
          <table:table-cell office:value-type="float" office:value="108573" calcext:value-type="float">
            <text:p>108573</text:p>
          </table:table-cell>
          <table:table-cell office:value-type="float" office:value="166636" calcext:value-type="float">
            <text:p>166636</text:p>
          </table:table-cell>
          <table:table-cell office:value-type="float" office:value="226238" calcext:value-type="float">
            <text:p>226238</text:p>
          </table:table-cell>
          <table:table-cell office:value-type="float" office:value="291830" calcext:value-type="float">
            <text:p>291830</text:p>
          </table:table-cell>
          <table:table-cell table:number-columns-repeated="3" office:value-type="float" office:value="295430" calcext:value-type="float">
            <text:p>2954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38272" calcext:value-type="float">
            <text:p>38272</text:p>
          </table:table-cell>
          <table:table-cell office:value-type="float" office:value="44195" calcext:value-type="float">
            <text:p>44195</text:p>
          </table:table-cell>
          <table:table-cell office:value-type="float" office:value="89423" calcext:value-type="float">
            <text:p>89423</text:p>
          </table:table-cell>
          <table:table-cell office:value-type="float" office:value="135790" calcext:value-type="float">
            <text:p>135790</text:p>
          </table:table-cell>
          <table:table-cell table:number-columns-repeated="5" office:value-type="float" office:value="181712" calcext:value-type="float">
            <text:p>1817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7662" calcext:value-type="float">
            <text:p>7662</text:p>
          </table:table-cell>
          <table:table-cell office:value-type="float" office:value="7880" calcext:value-type="float">
            <text:p>7880</text:p>
          </table:table-cell>
          <table:table-cell office:value-type="float" office:value="15984" calcext:value-type="float">
            <text:p>15984</text:p>
          </table:table-cell>
          <table:table-cell office:value-type="float" office:value="24703" calcext:value-type="float">
            <text:p>24703</text:p>
          </table:table-cell>
          <table:table-cell office:value-type="float" office:value="34300" calcext:value-type="float">
            <text:p>34300</text:p>
          </table:table-cell>
          <table:table-cell office:value-type="float" office:value="44634" calcext:value-type="float">
            <text:p>44634</text:p>
          </table:table-cell>
          <table:table-cell office:value-type="float" office:value="55548" calcext:value-type="float">
            <text:p>55548</text:p>
          </table:table-cell>
          <table:table-cell office:value-type="float" office:value="67053" calcext:value-type="float">
            <text:p>67053</text:p>
          </table:table-cell>
          <table:table-cell office:value-type="float" office:value="79297" calcext:value-type="float">
            <text:p>792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4437" calcext:value-type="float">
            <text:p>24437</text:p>
          </table:table-cell>
          <table:table-cell office:value-type="float" office:value="24144" calcext:value-type="float">
            <text:p>24144</text:p>
          </table:table-cell>
          <table:table-cell office:value-type="float" office:value="45755" calcext:value-type="float">
            <text:p>45755</text:p>
          </table:table-cell>
          <table:table-cell table:number-columns-repeated="6" office:value-type="float" office:value="62617" calcext:value-type="float">
            <text:p>626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143760" calcext:value-type="float">
            <text:p>143760</text:p>
          </table:table-cell>
          <table:table-cell office:value-type="float" office:value="142936" calcext:value-type="float">
            <text:p>142936</text:p>
          </table:table-cell>
          <table:table-cell office:value-type="float" office:value="291512" calcext:value-type="float">
            <text:p>291512</text:p>
          </table:table-cell>
          <table:table-cell office:value-type="float" office:value="443378" calcext:value-type="float">
            <text:p>443378</text:p>
          </table:table-cell>
          <table:table-cell office:value-type="float" office:value="597020" calcext:value-type="float">
            <text:p>597020</text:p>
          </table:table-cell>
          <table:table-cell office:value-type="float" office:value="750389" calcext:value-type="float">
            <text:p>750389</text:p>
          </table:table-cell>
          <table:table-cell office:value-type="float" office:value="902950" calcext:value-type="float">
            <text:p>902950</text:p>
          </table:table-cell>
          <table:table-cell office:value-type="float" office:value="1054834" calcext:value-type="float">
            <text:p>1054834</text:p>
          </table:table-cell>
          <table:table-cell office:value-type="float" office:value="1206302" calcext:value-type="float">
            <text:p>12063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1562" calcext:value-type="float">
            <text:p>1562</text:p>
          </table:table-cell>
          <table:table-cell office:value-type="float" office:value="1212" calcext:value-type="float">
            <text:p>1212</text:p>
          </table:table-cell>
          <table:table-cell office:value-type="float" office:value="2908" calcext:value-type="float">
            <text:p>2908</text:p>
          </table:table-cell>
          <table:table-cell office:value-type="float" office:value="4870" calcext:value-type="float">
            <text:p>4870</text:p>
          </table:table-cell>
          <table:table-cell office:value-type="float" office:value="7075" calcext:value-type="float">
            <text:p>7075</text:p>
          </table:table-cell>
          <table:table-cell office:value-type="float" office:value="9561" calcext:value-type="float">
            <text:p>9561</text:p>
          </table:table-cell>
          <table:table-cell office:value-type="float" office:value="12338" calcext:value-type="float">
            <text:p>12338</text:p>
          </table:table-cell>
          <table:table-cell table:number-columns-repeated="2" office:value-type="float" office:value="14899" calcext:value-type="float">
            <text:p>148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275" calcext:value-type="float">
            <text:p>275</text:p>
          </table:table-cell>
          <table:table-cell office:value-type="float" office:value="354" calcext:value-type="float">
            <text:p>354</text:p>
          </table:table-cell>
          <table:table-cell office:value-type="float" office:value="436" calcext:value-type="float">
            <text:p>436</text:p>
          </table:table-cell>
          <table:table-cell office:value-type="float" office:value="522" calcext:value-type="float">
            <text:p>52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660" calcext:value-type="float">
            <text:p>13660</text:p>
          </table:table-cell>
          <table:table-cell office:value-type="float" office:value="16922" calcext:value-type="float">
            <text:p>16922</text:p>
          </table:table-cell>
          <table:table-cell office:value-type="float" office:value="31792" calcext:value-type="float">
            <text:p>31792</text:p>
          </table:table-cell>
          <table:table-cell office:value-type="float" office:value="46066" calcext:value-type="float">
            <text:p>46066</text:p>
          </table:table-cell>
          <table:table-cell office:value-type="float" office:value="60582" calcext:value-type="float">
            <text:p>60582</text:p>
          </table:table-cell>
          <table:table-cell office:value-type="float" office:value="75393" calcext:value-type="float">
            <text:p>75393</text:p>
          </table:table-cell>
          <table:table-cell office:value-type="float" office:value="89994" calcext:value-type="float">
            <text:p>89994</text:p>
          </table:table-cell>
          <table:table-cell office:value-type="float" office:value="104538" calcext:value-type="float">
            <text:p>104538</text:p>
          </table:table-cell>
          <table:table-cell office:value-type="float" office:value="119111" calcext:value-type="float">
            <text:p>1191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682" calcext:value-type="float">
            <text:p>682</text:p>
          </table:table-cell>
          <table:table-cell office:value-type="float" office:value="670" calcext:value-type="float">
            <text:p>670</text:p>
          </table:table-cell>
          <table:table-cell office:value-type="float" office:value="1441" calcext:value-type="float">
            <text:p>1441</text:p>
          </table:table-cell>
          <table:table-cell office:value-type="float" office:value="2286" calcext:value-type="float">
            <text:p>2286</text:p>
          </table:table-cell>
          <table:table-cell office:value-type="float" office:value="3192" calcext:value-type="float">
            <text:p>3192</text:p>
          </table:table-cell>
          <table:table-cell office:value-type="float" office:value="4153" calcext:value-type="float">
            <text:p>4153</text:p>
          </table:table-cell>
          <table:table-cell office:value-type="float" office:value="5171" calcext:value-type="float">
            <text:p>5171</text:p>
          </table:table-cell>
          <table:table-cell office:value-type="float" office:value="6261" calcext:value-type="float">
            <text:p>6261</text:p>
          </table:table-cell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99760" calcext:value-type="float">
            <text:p>99760</text:p>
          </table:table-cell>
          <table:table-cell office:value-type="float" office:value="97971" calcext:value-type="float">
            <text:p>97971</text:p>
          </table:table-cell>
          <table:table-cell office:value-type="float" office:value="214597" calcext:value-type="float">
            <text:p>214597</text:p>
          </table:table-cell>
          <table:table-cell office:value-type="float" office:value="341396" calcext:value-type="float">
            <text:p>341396</text:p>
          </table:table-cell>
          <table:table-cell office:value-type="float" office:value="479878" calcext:value-type="float">
            <text:p>479878</text:p>
          </table:table-cell>
          <table:table-cell office:value-type="float" office:value="626607" calcext:value-type="float">
            <text:p>626607</text:p>
          </table:table-cell>
          <table:table-cell office:value-type="float" office:value="781171" calcext:value-type="float">
            <text:p>781171</text:p>
          </table:table-cell>
          <table:table-cell office:value-type="float" office:value="942494" calcext:value-type="float">
            <text:p>942494</text:p>
          </table:table-cell>
          <table:table-cell office:value-type="float" office:value="1109571" calcext:value-type="float">
            <text:p>11095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43426" calcext:value-type="float">
            <text:p>43426</text:p>
          </table:table-cell>
          <table:table-cell office:value-type="float" office:value="48956" calcext:value-type="float">
            <text:p>48956</text:p>
          </table:table-cell>
          <table:table-cell office:value-type="float" office:value="97155" calcext:value-type="float">
            <text:p>97155</text:p>
          </table:table-cell>
          <table:table-cell office:value-type="float" office:value="148563" calcext:value-type="float">
            <text:p>148563</text:p>
          </table:table-cell>
          <table:table-cell office:value-type="float" office:value="202787" calcext:value-type="float">
            <text:p>202787</text:p>
          </table:table-cell>
          <table:table-cell office:value-type="float" office:value="256727" calcext:value-type="float">
            <text:p>256727</text:p>
          </table:table-cell>
          <table:table-cell office:value-type="float" office:value="344003" calcext:value-type="float">
            <text:p>344003</text:p>
          </table:table-cell>
          <table:table-cell table:number-columns-repeated="2" office:value-type="float" office:value="368734" calcext:value-type="float">
            <text:p>3687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925" calcext:value-type="float">
            <text:p>925</text:p>
          </table:table-cell>
          <table:table-cell office:value-type="float" office:value="1730" calcext:value-type="float">
            <text:p>1730</text:p>
          </table:table-cell>
          <table:table-cell office:value-type="float" office:value="2797" calcext:value-type="float">
            <text:p>2797</text:p>
          </table:table-cell>
          <table:table-cell office:value-type="float" office:value="3844" calcext:value-type="float">
            <text:p>3844</text:p>
          </table:table-cell>
          <table:table-cell table:number-columns-repeated="3"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56192" calcext:value-type="float">
            <text:p>56192</text:p>
          </table:table-cell>
          <table:table-cell office:value-type="float" office:value="46649" calcext:value-type="float">
            <text:p>46649</text:p>
          </table:table-cell>
          <table:table-cell office:value-type="float" office:value="103883" calcext:value-type="float">
            <text:p>103883</text:p>
          </table:table-cell>
          <table:table-cell office:value-type="float" office:value="170744" calcext:value-type="float">
            <text:p>170744</text:p>
          </table:table-cell>
          <table:table-cell office:value-type="float" office:value="244503" calcext:value-type="float">
            <text:p>244503</text:p>
          </table:table-cell>
          <table:table-cell office:value-type="float" office:value="324507" calcext:value-type="float">
            <text:p>324507</text:p>
          </table:table-cell>
          <table:table-cell office:value-type="float" office:value="408857" calcext:value-type="float">
            <text:p>408857</text:p>
          </table:table-cell>
          <table:table-cell office:value-type="float" office:value="497532" calcext:value-type="float">
            <text:p>497532</text:p>
          </table:table-cell>
          <table:table-cell office:value-type="float" office:value="589883" calcext:value-type="float">
            <text:p>5898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24710" calcext:value-type="float">
            <text:p>24710</text:p>
          </table:table-cell>
          <table:table-cell office:value-type="float" office:value="30558" calcext:value-type="float">
            <text:p>30558</text:p>
          </table:table-cell>
          <table:table-cell office:value-type="float" office:value="57822" calcext:value-type="float">
            <text:p>57822</text:p>
          </table:table-cell>
          <table:table-cell office:value-type="float" office:value="87058" calcext:value-type="float">
            <text:p>87058</text:p>
          </table:table-cell>
          <table:table-cell office:value-type="float" office:value="117651" calcext:value-type="float">
            <text:p>117651</text:p>
          </table:table-cell>
          <table:table-cell office:value-type="float" office:value="150678" calcext:value-type="float">
            <text:p>150678</text:p>
          </table:table-cell>
          <table:table-cell office:value-type="float" office:value="187150" calcext:value-type="float">
            <text:p>187150</text:p>
          </table:table-cell>
          <table:table-cell office:value-type="float" office:value="227626" calcext:value-type="float">
            <text:p>227626</text:p>
          </table:table-cell>
          <table:table-cell office:value-type="float" office:value="272626" calcext:value-type="float">
            <text:p>2726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490" calcext:value-type="float">
            <text:p>490</text:p>
          </table:table-cell>
          <table:table-cell office:value-type="float" office:value="725" calcext:value-type="float">
            <text:p>725</text:p>
          </table:table-cell>
          <table:table-cell office:value-type="float" office:value="983" calcext:value-type="float">
            <text:p>983</text:p>
          </table:table-cell>
          <table:table-cell office:value-type="float" office:value="1231" calcext:value-type="float">
            <text:p>1231</text:p>
          </table:table-cell>
          <table:table-cell office:value-type="float" office:value="1521" calcext:value-type="float">
            <text:p>1521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7783" calcext:value-type="float">
            <text:p>27783</text:p>
          </table:table-cell>
          <table:table-cell office:value-type="float" office:value="43991" calcext:value-type="float">
            <text:p>43991</text:p>
          </table:table-cell>
          <table:table-cell office:value-type="float" office:value="83458" calcext:value-type="float">
            <text:p>83458</text:p>
          </table:table-cell>
          <table:table-cell office:value-type="float" office:value="130634" calcext:value-type="float">
            <text:p>130634</text:p>
          </table:table-cell>
          <table:table-cell office:value-type="float" office:value="184765" calcext:value-type="float">
            <text:p>184765</text:p>
          </table:table-cell>
          <table:table-cell office:value-type="float" office:value="245148" calcext:value-type="float">
            <text:p>245148</text:p>
          </table:table-cell>
          <table:table-cell office:value-type="float" office:value="309011" calcext:value-type="float">
            <text:p>309011</text:p>
          </table:table-cell>
          <table:table-cell office:value-type="float" office:value="377148" calcext:value-type="float">
            <text:p>377148</text:p>
          </table:table-cell>
          <table:table-cell office:value-type="float" office:value="453102" calcext:value-type="float">
            <text:p>4531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592137" calcext:value-type="float">
            <text:p>592137</text:p>
          </table:table-cell>
          <table:table-cell office:value-type="float" office:value="653018" calcext:value-type="float">
            <text:p>653018</text:p>
          </table:table-cell>
          <table:table-cell office:value-type="float" office:value="1455501" calcext:value-type="float">
            <text:p>1455501</text:p>
          </table:table-cell>
          <table:table-cell office:value-type="float" office:value="2344027" calcext:value-type="float">
            <text:p>2344027</text:p>
          </table:table-cell>
          <table:table-cell office:value-type="float" office:value="3300764" calcext:value-type="float">
            <text:p>3300764</text:p>
          </table:table-cell>
          <table:table-cell office:value-type="float" office:value="4350534" calcext:value-type="float">
            <text:p>4350534</text:p>
          </table:table-cell>
          <table:table-cell office:value-type="float" office:value="5510506" calcext:value-type="float">
            <text:p>5510506</text:p>
          </table:table-cell>
          <table:table-cell office:value-type="float" office:value="6774800" calcext:value-type="float">
            <text:p>6774800</text:p>
          </table:table-cell>
          <table:table-cell office:value-type="float" office:value="8090246" calcext:value-type="float">
            <text:p>80902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3424" calcext:value-type="float">
            <text:p>3424</text:p>
          </table:table-cell>
          <table:table-cell office:value-type="float" office:value="3627" calcext:value-type="float">
            <text:p>3627</text:p>
          </table:table-cell>
          <table:table-cell office:value-type="float" office:value="7686" calcext:value-type="float">
            <text:p>7686</text:p>
          </table:table-cell>
          <table:table-cell office:value-type="float" office:value="11856" calcext:value-type="float">
            <text:p>11856</text:p>
          </table:table-cell>
          <table:table-cell office:value-type="float" office:value="16250" calcext:value-type="float">
            <text:p>16250</text:p>
          </table:table-cell>
          <table:table-cell office:value-type="float" office:value="20801" calcext:value-type="float">
            <text:p>20801</text:p>
          </table:table-cell>
          <table:table-cell office:value-type="float" office:value="25450" calcext:value-type="float">
            <text:p>25450</text:p>
          </table:table-cell>
          <table:table-cell office:value-type="float" office:value="30164" calcext:value-type="float">
            <text:p>30164</text:p>
          </table:table-cell>
          <table:table-cell office:value-type="float" office:value="34939" calcext:value-type="float">
            <text:p>349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8424" calcext:value-type="float">
            <text:p>38424</text:p>
          </table:table-cell>
          <table:table-cell office:value-type="float" office:value="52681" calcext:value-type="float">
            <text:p>52681</text:p>
          </table:table-cell>
          <table:table-cell office:value-type="float" office:value="118854" calcext:value-type="float">
            <text:p>118854</text:p>
          </table:table-cell>
          <table:table-cell table:number-columns-repeated="6" office:value-type="float" office:value="199649" calcext:value-type="float">
            <text:p>1996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12047" calcext:value-type="float">
            <text:p>12047</text:p>
          </table:table-cell>
          <table:table-cell office:value-type="float" office:value="13145" calcext:value-type="float">
            <text:p>13145</text:p>
          </table:table-cell>
          <table:table-cell office:value-type="float" office:value="23948" calcext:value-type="float">
            <text:p>23948</text:p>
          </table:table-cell>
          <table:table-cell office:value-type="float" office:value="35625" calcext:value-type="float">
            <text:p>35625</text:p>
          </table:table-cell>
          <table:table-cell office:value-type="float" office:value="48024" calcext:value-type="float">
            <text:p>48024</text:p>
          </table:table-cell>
          <table:table-cell office:value-type="float" office:value="61179" calcext:value-type="float">
            <text:p>61179</text:p>
          </table:table-cell>
          <table:table-cell office:value-type="float" office:value="74963" calcext:value-type="float">
            <text:p>74963</text:p>
          </table:table-cell>
          <table:table-cell office:value-type="float" office:value="89185" calcext:value-type="float">
            <text:p>89185</text:p>
          </table:table-cell>
          <table:table-cell office:value-type="float" office:value="103796" calcext:value-type="float">
            <text:p>1037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29220" calcext:value-type="float">
            <text:p>29220</text:p>
          </table:table-cell>
          <table:table-cell office:value-type="float" office:value="35717" calcext:value-type="float">
            <text:p>35717</text:p>
          </table:table-cell>
          <table:table-cell office:value-type="float" office:value="77157" calcext:value-type="float">
            <text:p>77157</text:p>
          </table:table-cell>
          <table:table-cell table:number-columns-repeated="6" office:value-type="float" office:value="186999" calcext:value-type="float">
            <text:p>1869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4447" calcext:value-type="float">
            <text:p>14447</text:p>
          </table:table-cell>
          <table:table-cell office:value-type="float" office:value="18393" calcext:value-type="float">
            <text:p>18393</text:p>
          </table:table-cell>
          <table:table-cell office:value-type="float" office:value="47192" calcext:value-type="float">
            <text:p>47192</text:p>
          </table:table-cell>
          <table:table-cell table:number-columns-repeated="6" office:value-type="float" office:value="54141" calcext:value-type="float">
            <text:p>541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767" calcext:value-type="float">
            <text:p>767</text:p>
          </table:table-cell>
          <table:table-cell office:value-type="float" office:value="808" calcext:value-type="float">
            <text:p>808</text:p>
          </table:table-cell>
          <table:table-cell office:value-type="float" office:value="1377" calcext:value-type="float">
            <text:p>1377</text:p>
          </table:table-cell>
          <table:table-cell office:value-type="float" office:value="1886" calcext:value-type="float">
            <text:p>1886</text:p>
          </table:table-cell>
          <table:table-cell office:value-type="float" office:value="2394" calcext:value-type="float">
            <text:p>2394</text:p>
          </table:table-cell>
          <table:table-cell office:value-type="float" office:value="2917" calcext:value-type="float">
            <text:p>2917</text:p>
          </table:table-cell>
          <table:table-cell office:value-type="float" office:value="3479" calcext:value-type="float">
            <text:p>3479</text:p>
          </table:table-cell>
          <table:table-cell table:number-columns-repeated="2"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99968" calcext:value-type="float">
            <text:p>99968</text:p>
          </table:table-cell>
          <table:table-cell office:value-type="float" office:value="95466" calcext:value-type="float">
            <text:p>95466</text:p>
          </table:table-cell>
          <table:table-cell table:number-columns-repeated="7" office:value-type="float" office:value="233120" calcext:value-type="float">
            <text:p>233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6955" calcext:value-type="float">
            <text:p>6955</text:p>
          </table:table-cell>
          <table:table-cell office:value-type="float" office:value="8920" calcext:value-type="float">
            <text:p>8920</text:p>
          </table:table-cell>
          <table:table-cell office:value-type="float" office:value="19633" calcext:value-type="float">
            <text:p>19633</text:p>
          </table:table-cell>
          <table:table-cell office:value-type="float" office:value="31040" calcext:value-type="float">
            <text:p>31040</text:p>
          </table:table-cell>
          <table:table-cell office:value-type="float" office:value="42648" calcext:value-type="float">
            <text:p>42648</text:p>
          </table:table-cell>
          <table:table-cell table:number-columns-repeated="4" office:value-type="float" office:value="55935" calcext:value-type="float">
            <text:p>559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60786" calcext:value-type="float">
            <text:p>60786</text:p>
          </table:table-cell>
          <table:table-cell office:value-type="float" office:value="53550" calcext:value-type="float">
            <text:p>53550</text:p>
          </table:table-cell>
          <table:table-cell office:value-type="float" office:value="118813" calcext:value-type="float">
            <text:p>118813</text:p>
          </table:table-cell>
          <table:table-cell office:value-type="float" office:value="208207" calcext:value-type="float">
            <text:p>208207</text:p>
          </table:table-cell>
          <table:table-cell office:value-type="float" office:value="319490" calcext:value-type="float">
            <text:p>319490</text:p>
          </table:table-cell>
          <table:table-cell office:value-type="float" office:value="450859" calcext:value-type="float">
            <text:p>450859</text:p>
          </table:table-cell>
          <table:table-cell office:value-type="float" office:value="596951" calcext:value-type="float">
            <text:p>596951</text:p>
          </table:table-cell>
          <table:table-cell office:value-type="float" office:value="752340" calcext:value-type="float">
            <text:p>752340</text:p>
          </table:table-cell>
          <table:table-cell office:value-type="float" office:value="915819" calcext:value-type="float">
            <text:p>9158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101542" calcext:value-type="float">
            <text:p>101542</text:p>
          </table:table-cell>
          <table:table-cell office:value-type="float" office:value="108699" calcext:value-type="float">
            <text:p>108699</text:p>
          </table:table-cell>
          <table:table-cell office:value-type="float" office:value="237253" calcext:value-type="float">
            <text:p>237253</text:p>
          </table:table-cell>
          <table:table-cell office:value-type="float" office:value="379752" calcext:value-type="float">
            <text:p>379752</text:p>
          </table:table-cell>
          <table:table-cell table:number-columns-repeated="5" office:value-type="float" office:value="546918" calcext:value-type="float">
            <text:p>5469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2107" calcext:value-type="float">
            <text:p>2107</text:p>
          </table:table-cell>
          <table:table-cell office:value-type="float" office:value="2207" calcext:value-type="float">
            <text:p>2207</text:p>
          </table:table-cell>
          <table:table-cell table:number-columns-repeated="7"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568" calcext:value-type="float">
            <text:p>568</text:p>
          </table:table-cell>
          <table:table-cell table:number-columns-repeated="6"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25838" calcext:value-type="float">
            <text:p>25838</text:p>
          </table:table-cell>
          <table:table-cell office:value-type="float" office:value="28547" calcext:value-type="float">
            <text:p>28547</text:p>
          </table:table-cell>
          <table:table-cell office:value-type="float" office:value="62674" calcext:value-type="float">
            <text:p>62674</text:p>
          </table:table-cell>
          <table:table-cell office:value-type="float" office:value="99960" calcext:value-type="float">
            <text:p>99960</text:p>
          </table:table-cell>
          <table:table-cell office:value-type="float" office:value="148764" calcext:value-type="float">
            <text:p>148764</text:p>
          </table:table-cell>
          <table:table-cell office:value-type="float" office:value="207817" calcext:value-type="float">
            <text:p>207817</text:p>
          </table:table-cell>
          <table:table-cell office:value-type="float" office:value="274599" calcext:value-type="float">
            <text:p>274599</text:p>
          </table:table-cell>
          <table:table-cell table:number-columns-repeated="2" office:value-type="float" office:value="316487" calcext:value-type="float">
            <text:p>3164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629" calcext:value-type="float">
            <text:p>629</text:p>
          </table:table-cell>
          <table:table-cell office:value-type="float" office:value="817" calcext:value-type="float">
            <text:p>817</text:p>
          </table:table-cell>
          <table:table-cell office:value-type="float" office:value="4266" calcext:value-type="float">
            <text:p>4266</text:p>
          </table:table-cell>
          <table:table-cell office:value-type="float" office:value="7910" calcext:value-type="float">
            <text:p>7910</text:p>
          </table:table-cell>
          <table:table-cell table:number-columns-repeated="5" office:value-type="float" office:value="13997" calcext:value-type="float">
            <text:p>139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  <table:table-cell office:value-type="float" office:value="237" calcext:value-type="float">
            <text:p>237</text:p>
          </table:table-cell>
          <table:table-cell office:value-type="float" office:value="284" calcext:value-type="float">
            <text:p>284</text:p>
          </table:table-cell>
          <table:table-cell office:value-type="float" office:value="330" calcext:value-type="float">
            <text:p>33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7400" calcext:value-type="float">
            <text:p>37400</text:p>
          </table:table-cell>
          <table:table-cell office:value-type="float" office:value="46405" calcext:value-type="float">
            <text:p>46405</text:p>
          </table:table-cell>
          <table:table-cell table:number-columns-repeated="7" office:value-type="float" office:value="83910" calcext:value-type="float">
            <text:p>839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1136" calcext:value-type="float">
            <text:p>1136</text:p>
          </table:table-cell>
          <table:table-cell office:value-type="float" office:value="605" calcext:value-type="float">
            <text:p>605</text:p>
          </table:table-cell>
          <table:table-cell office:value-type="float" office:value="2006" calcext:value-type="float">
            <text:p>2006</text:p>
          </table:table-cell>
          <table:table-cell table:number-columns-repeated="6"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4519" calcext:value-type="float">
            <text:p>4519</text:p>
          </table:table-cell>
          <table:table-cell office:value-type="float" office:value="4936" calcext:value-type="float">
            <text:p>4936</text:p>
          </table:table-cell>
          <table:table-cell office:value-type="float" office:value="11230" calcext:value-type="float">
            <text:p>11230</text:p>
          </table:table-cell>
          <table:table-cell office:value-type="float" office:value="17961" calcext:value-type="float">
            <text:p>17961</text:p>
          </table:table-cell>
          <table:table-cell office:value-type="float" office:value="25324" calcext:value-type="float">
            <text:p>25324</text:p>
          </table:table-cell>
          <table:table-cell office:value-type="float" office:value="33559" calcext:value-type="float">
            <text:p>33559</text:p>
          </table:table-cell>
          <table:table-cell office:value-type="float" office:value="42633" calcext:value-type="float">
            <text:p>42633</text:p>
          </table:table-cell>
          <table:table-cell office:value-type="float" office:value="52557" calcext:value-type="float">
            <text:p>52557</text:p>
          </table:table-cell>
          <table:table-cell office:value-type="float" office:value="63506" calcext:value-type="float">
            <text:p>635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566" calcext:value-type="float">
            <text:p>566</text:p>
          </table:table-cell>
          <table:table-cell office:value-type="float" office:value="664" calcext:value-type="float">
            <text:p>664</text:p>
          </table:table-cell>
          <table:table-cell table:number-columns-repeated="7"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1078" calcext:value-type="float">
            <text:p>11078</text:p>
          </table:table-cell>
          <table:table-cell office:value-type="float" office:value="20172" calcext:value-type="float">
            <text:p>20172</text:p>
          </table:table-cell>
          <table:table-cell office:value-type="float" office:value="58257" calcext:value-type="float">
            <text:p>58257</text:p>
          </table:table-cell>
          <table:table-cell table:number-columns-repeated="6" office:value-type="float" office:value="65092" calcext:value-type="float">
            <text:p>650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911" calcext:value-type="float">
            <text:p>1911</text:p>
          </table:table-cell>
          <table:table-cell office:value-type="float" office:value="2044" calcext:value-type="float">
            <text:p>2044</text:p>
          </table:table-cell>
          <table:table-cell office:value-type="float" office:value="3856" calcext:value-type="float">
            <text:p>3856</text:p>
          </table:table-cell>
          <table:table-cell table:number-columns-repeated="6"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17494" calcext:value-type="float">
            <text:p>17494</text:p>
          </table:table-cell>
          <table:table-cell office:value-type="float" office:value="19674" calcext:value-type="float">
            <text:p>19674</text:p>
          </table:table-cell>
          <table:table-cell office:value-type="float" office:value="38639" calcext:value-type="float">
            <text:p>38639</text:p>
          </table:table-cell>
          <table:table-cell office:value-type="float" office:value="56127" calcext:value-type="float">
            <text:p>56127</text:p>
          </table:table-cell>
          <table:table-cell office:value-type="float" office:value="73531" calcext:value-type="float">
            <text:p>73531</text:p>
          </table:table-cell>
          <table:table-cell office:value-type="float" office:value="91335" calcext:value-type="float">
            <text:p>91335</text:p>
          </table:table-cell>
          <table:table-cell office:value-type="float" office:value="109650" calcext:value-type="float">
            <text:p>109650</text:p>
          </table:table-cell>
          <table:table-cell office:value-type="float" office:value="128577" calcext:value-type="float">
            <text:p>128577</text:p>
          </table:table-cell>
          <table:table-cell office:value-type="float" office:value="148682" calcext:value-type="float">
            <text:p>1486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2676" calcext:value-type="float">
            <text:p>2676</text:p>
          </table:table-cell>
          <table:table-cell office:value-type="float" office:value="3312" calcext:value-type="float">
            <text:p>3312</text:p>
          </table:table-cell>
          <table:table-cell office:value-type="float" office:value="5795" calcext:value-type="float">
            <text:p>5795</text:p>
          </table:table-cell>
          <table:table-cell office:value-type="float" office:value="7852" calcext:value-type="float">
            <text:p>7852</text:p>
          </table:table-cell>
          <table:table-cell office:value-type="float" office:value="9804" calcext:value-type="float">
            <text:p>9804</text:p>
          </table:table-cell>
          <table:table-cell office:value-type="float" office:value="11985" calcext:value-type="float">
            <text:p>11985</text:p>
          </table:table-cell>
          <table:table-cell office:value-type="float" office:value="14401" calcext:value-type="float">
            <text:p>14401</text:p>
          </table:table-cell>
          <table:table-cell office:value-type="float" office:value="16919" calcext:value-type="float">
            <text:p>16919</text:p>
          </table:table-cell>
          <table:table-cell office:value-type="float" office:value="19507" calcext:value-type="float">
            <text:p>195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14857" calcext:value-type="float">
            <text:p>14857</text:p>
          </table:table-cell>
          <table:table-cell office:value-type="float" office:value="14109" calcext:value-type="float">
            <text:p>14109</text:p>
          </table:table-cell>
          <table:table-cell office:value-type="float" office:value="29039" calcext:value-type="float">
            <text:p>29039</text:p>
          </table:table-cell>
          <table:table-cell office:value-type="float" office:value="44283" calcext:value-type="float">
            <text:p>44283</text:p>
          </table:table-cell>
          <table:table-cell office:value-type="float" office:value="59618" calcext:value-type="float">
            <text:p>59618</text:p>
          </table:table-cell>
          <table:table-cell office:value-type="float" office:value="75005" calcext:value-type="float">
            <text:p>75005</text:p>
          </table:table-cell>
          <table:table-cell office:value-type="float" office:value="90537" calcext:value-type="float">
            <text:p>90537</text:p>
          </table:table-cell>
          <table:table-cell office:value-type="float" office:value="106185" calcext:value-type="float">
            <text:p>106185</text:p>
          </table:table-cell>
          <table:table-cell office:value-type="float" office:value="121877" calcext:value-type="float">
            <text:p>1218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92" calcext:value-type="float">
            <text:p>592</text:p>
          </table:table-cell>
          <table:table-cell office:value-type="float" office:value="547" calcext:value-type="float">
            <text:p>547</text:p>
          </table:table-cell>
          <table:table-cell office:value-type="float" office:value="1170" calcext:value-type="float">
            <text:p>1170</text:p>
          </table:table-cell>
          <table:table-cell office:value-type="float" office:value="1835" calcext:value-type="float">
            <text:p>1835</text:p>
          </table:table-cell>
          <table:table-cell office:value-type="float" office:value="2517" calcext:value-type="float">
            <text:p>2517</text:p>
          </table:table-cell>
          <table:table-cell office:value-type="float" office:value="3197" calcext:value-type="float">
            <text:p>3197</text:p>
          </table:table-cell>
          <table:table-cell office:value-type="float" office:value="3883" calcext:value-type="float">
            <text:p>3883</text:p>
          </table:table-cell>
          <table:table-cell office:value-type="float" office:value="4579" calcext:value-type="float">
            <text:p>4579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108520" calcext:value-type="float">
            <text:p>108520</text:p>
          </table:table-cell>
          <table:table-cell office:value-type="float" office:value="108486" calcext:value-type="float">
            <text:p>108486</text:p>
          </table:table-cell>
          <table:table-cell office:value-type="float" office:value="240635" calcext:value-type="float">
            <text:p>240635</text:p>
          </table:table-cell>
          <table:table-cell table:number-columns-repeated="6" office:value-type="float" office:value="322672" calcext:value-type="float">
            <text:p>3226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1151" calcext:value-type="float">
            <text:p>1151</text:p>
          </table:table-cell>
          <table:table-cell office:value-type="float" office:value="1087" calcext:value-type="float">
            <text:p>1087</text:p>
          </table:table-cell>
          <table:table-cell office:value-type="float" office:value="2333" calcext:value-type="float">
            <text:p>2333</text:p>
          </table:table-cell>
          <table:table-cell office:value-type="float" office:value="3535" calcext:value-type="float">
            <text:p>3535</text:p>
          </table:table-cell>
          <table:table-cell office:value-type="float" office:value="4683" calcext:value-type="float">
            <text:p>4683</text:p>
          </table:table-cell>
          <table:table-cell office:value-type="float" office:value="5841" calcext:value-type="float">
            <text:p>5841</text:p>
          </table:table-cell>
          <table:table-cell office:value-type="float" office:value="7018" calcext:value-type="float">
            <text:p>7018</text:p>
          </table:table-cell>
          <table:table-cell office:value-type="float" office:value="8213" calcext:value-type="float">
            <text:p>8213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65408" calcext:value-type="float">
            <text:p>65408</text:p>
          </table:table-cell>
          <table:table-cell office:value-type="float" office:value="61165" calcext:value-type="float">
            <text:p>61165</text:p>
          </table:table-cell>
          <table:table-cell office:value-type="float" office:value="129518" calcext:value-type="float">
            <text:p>129518</text:p>
          </table:table-cell>
          <table:table-cell office:value-type="float" office:value="202240" calcext:value-type="float">
            <text:p>202240</text:p>
          </table:table-cell>
          <table:table-cell office:value-type="float" office:value="278660" calcext:value-type="float">
            <text:p>278660</text:p>
          </table:table-cell>
          <table:table-cell office:value-type="float" office:value="358807" calcext:value-type="float">
            <text:p>358807</text:p>
          </table:table-cell>
          <table:table-cell office:value-type="float" office:value="442761" calcext:value-type="float">
            <text:p>442761</text:p>
          </table:table-cell>
          <table:table-cell office:value-type="float" office:value="530611" calcext:value-type="float">
            <text:p>530611</text:p>
          </table:table-cell>
          <table:table-cell office:value-type="float" office:value="622153" calcext:value-type="float">
            <text:p>62215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24591" calcext:value-type="float">
            <text:p>24591</text:p>
          </table:table-cell>
          <table:table-cell office:value-type="float" office:value="23653" calcext:value-type="float">
            <text:p>23653</text:p>
          </table:table-cell>
          <table:table-cell office:value-type="float" office:value="60673" calcext:value-type="float">
            <text:p>60673</text:p>
          </table:table-cell>
          <table:table-cell office:value-type="float" office:value="103633" calcext:value-type="float">
            <text:p>103633</text:p>
          </table:table-cell>
          <table:table-cell office:value-type="float" office:value="152780" calcext:value-type="float">
            <text:p>152780</text:p>
          </table:table-cell>
          <table:table-cell table:number-columns-repeated="4" office:value-type="float" office:value="166639" calcext:value-type="float">
            <text:p>1666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917020" calcext:value-type="float">
            <text:p>917020</text:p>
          </table:table-cell>
          <table:table-cell office:value-type="float" office:value="811604" calcext:value-type="float">
            <text:p>811604</text:p>
          </table:table-cell>
          <table:table-cell office:value-type="float" office:value="1819929" calcext:value-type="float">
            <text:p>1819929</text:p>
          </table:table-cell>
          <table:table-cell office:value-type="float" office:value="3065056" calcext:value-type="float">
            <text:p>3065056</text:p>
          </table:table-cell>
          <table:table-cell office:value-type="float" office:value="4520972" calcext:value-type="float">
            <text:p>4520972</text:p>
          </table:table-cell>
          <table:table-cell office:value-type="float" office:value="6147122" calcext:value-type="float">
            <text:p>6147122</text:p>
          </table:table-cell>
          <table:table-cell office:value-type="float" office:value="7879538" calcext:value-type="float">
            <text:p>7879538</text:p>
          </table:table-cell>
          <table:table-cell office:value-type="float" office:value="9669870" calcext:value-type="float">
            <text:p>9669870</text:p>
          </table:table-cell>
          <table:table-cell office:value-type="float" office:value="11499558" calcext:value-type="float">
            <text:p>114995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62951" calcext:value-type="float">
            <text:p>162951</text:p>
          </table:table-cell>
          <table:table-cell office:value-type="float" office:value="163412" calcext:value-type="float">
            <text:p>163412</text:p>
          </table:table-cell>
          <table:table-cell office:value-type="float" office:value="345510" calcext:value-type="float">
            <text:p>345510</text:p>
          </table:table-cell>
          <table:table-cell office:value-type="float" office:value="539170" calcext:value-type="float">
            <text:p>539170</text:p>
          </table:table-cell>
          <table:table-cell office:value-type="float" office:value="748769" calcext:value-type="float">
            <text:p>748769</text:p>
          </table:table-cell>
          <table:table-cell office:value-type="float" office:value="991493" calcext:value-type="float">
            <text:p>991493</text:p>
          </table:table-cell>
          <table:table-cell table:number-columns-repeated="3" office:value-type="float" office:value="1035521" calcext:value-type="float">
            <text:p>10355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30676" calcext:value-type="float">
            <text:p>230676</text:p>
          </table:table-cell>
          <table:table-cell office:value-type="float" office:value="194528" calcext:value-type="float">
            <text:p>194528</text:p>
          </table:table-cell>
          <table:table-cell office:value-type="float" office:value="451545" calcext:value-type="float">
            <text:p>451545</text:p>
          </table:table-cell>
          <table:table-cell office:value-type="float" office:value="763681" calcext:value-type="float">
            <text:p>763681</text:p>
          </table:table-cell>
          <table:table-cell office:value-type="float" office:value="1119286" calcext:value-type="float">
            <text:p>1119286</text:p>
          </table:table-cell>
          <table:table-cell office:value-type="float" office:value="1507330" calcext:value-type="float">
            <text:p>1507330</text:p>
          </table:table-cell>
          <table:table-cell office:value-type="float" office:value="1919819" calcext:value-type="float">
            <text:p>1919819</text:p>
          </table:table-cell>
          <table:table-cell office:value-type="float" office:value="2344690" calcext:value-type="float">
            <text:p>2344690</text:p>
          </table:table-cell>
          <table:table-cell office:value-type="float" office:value="2766275" calcext:value-type="float">
            <text:p>27662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43733" calcext:value-type="float">
            <text:p>243733</text:p>
          </table:table-cell>
          <table:table-cell office:value-type="float" office:value="227429" calcext:value-type="float">
            <text:p>227429</text:p>
          </table:table-cell>
          <table:table-cell office:value-type="float" office:value="504967" calcext:value-type="float">
            <text:p>504967</text:p>
          </table:table-cell>
          <table:table-cell office:value-type="float" office:value="799517" calcext:value-type="float">
            <text:p>799517</text:p>
          </table:table-cell>
          <table:table-cell office:value-type="float" office:value="1110067" calcext:value-type="float">
            <text:p>1110067</text:p>
          </table:table-cell>
          <table:table-cell office:value-type="float" office:value="1442061" calcext:value-type="float">
            <text:p>1442061</text:p>
          </table:table-cell>
          <table:table-cell office:value-type="float" office:value="1798752" calcext:value-type="float">
            <text:p>1798752</text:p>
          </table:table-cell>
          <table:table-cell table:number-columns-repeated="2" office:value-type="float" office:value="2167216" calcext:value-type="float">
            <text:p>21672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63209" calcext:value-type="float">
            <text:p>63209</text:p>
          </table:table-cell>
          <table:table-cell office:value-type="float" office:value="73450" calcext:value-type="float">
            <text:p>73450</text:p>
          </table:table-cell>
          <table:table-cell office:value-type="float" office:value="136568" calcext:value-type="float">
            <text:p>136568</text:p>
          </table:table-cell>
          <table:table-cell office:value-type="float" office:value="199934" calcext:value-type="float">
            <text:p>199934</text:p>
          </table:table-cell>
          <table:table-cell office:value-type="float" office:value="264397" calcext:value-type="float">
            <text:p>264397</text:p>
          </table:table-cell>
          <table:table-cell office:value-type="float" office:value="330665" calcext:value-type="float">
            <text:p>330665</text:p>
          </table:table-cell>
          <table:table-cell office:value-type="float" office:value="399319" calcext:value-type="float">
            <text:p>399319</text:p>
          </table:table-cell>
          <table:table-cell office:value-type="float" office:value="469812" calcext:value-type="float">
            <text:p>469812</text:p>
          </table:table-cell>
          <table:table-cell office:value-type="float" office:value="542116" calcext:value-type="float">
            <text:p>54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73692" calcext:value-type="float">
            <text:p>73692</text:p>
          </table:table-cell>
          <table:table-cell office:value-type="float" office:value="71897" calcext:value-type="float">
            <text:p>71897</text:p>
          </table:table-cell>
          <table:table-cell office:value-type="float" office:value="156258" calcext:value-type="float">
            <text:p>156258</text:p>
          </table:table-cell>
          <table:table-cell office:value-type="float" office:value="243472" calcext:value-type="float">
            <text:p>243472</text:p>
          </table:table-cell>
          <table:table-cell office:value-type="float" office:value="331913" calcext:value-type="float">
            <text:p>331913</text:p>
          </table:table-cell>
          <table:table-cell office:value-type="float" office:value="424704" calcext:value-type="float">
            <text:p>424704</text:p>
          </table:table-cell>
          <table:table-cell office:value-type="float" office:value="524414" calcext:value-type="float">
            <text:p>524414</text:p>
          </table:table-cell>
          <table:table-cell office:value-type="float" office:value="633670" calcext:value-type="float">
            <text:p>633670</text:p>
          </table:table-cell>
          <table:table-cell office:value-type="float" office:value="755230" calcext:value-type="float">
            <text:p>7552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7327" calcext:value-type="float">
            <text:p>7327</text:p>
          </table:table-cell>
          <table:table-cell office:value-type="float" office:value="5701" calcext:value-type="float">
            <text:p>5701</text:p>
          </table:table-cell>
          <table:table-cell office:value-type="float" office:value="12956" calcext:value-type="float">
            <text:p>12956</text:p>
          </table:table-cell>
          <table:table-cell office:value-type="float" office:value="21710" calcext:value-type="float">
            <text:p>21710</text:p>
          </table:table-cell>
          <table:table-cell office:value-type="float" office:value="31479" calcext:value-type="float">
            <text:p>31479</text:p>
          </table:table-cell>
          <table:table-cell office:value-type="float" office:value="41911" calcext:value-type="float">
            <text:p>41911</text:p>
          </table:table-cell>
          <table:table-cell office:value-type="float" office:value="52847" calcext:value-type="float">
            <text:p>52847</text:p>
          </table:table-cell>
          <table:table-cell office:value-type="float" office:value="64401" calcext:value-type="float">
            <text:p>64401</text:p>
          </table:table-cell>
          <table:table-cell office:value-type="float" office:value="77075" calcext:value-type="float">
            <text:p>77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48593" calcext:value-type="float">
            <text:p>48593</text:p>
          </table:table-cell>
          <table:table-cell office:value-type="float" office:value="46136" calcext:value-type="float">
            <text:p>46136</text:p>
          </table:table-cell>
          <table:table-cell office:value-type="float" office:value="100290" calcext:value-type="float">
            <text:p>100290</text:p>
          </table:table-cell>
          <table:table-cell office:value-type="float" office:value="158965" calcext:value-type="float">
            <text:p>158965</text:p>
          </table:table-cell>
          <table:table-cell office:value-type="float" office:value="220984" calcext:value-type="float">
            <text:p>220984</text:p>
          </table:table-cell>
          <table:table-cell office:value-type="float" office:value="285946" calcext:value-type="float">
            <text:p>285946</text:p>
          </table:table-cell>
          <table:table-cell office:value-type="float" office:value="353560" calcext:value-type="float">
            <text:p>353560</text:p>
          </table:table-cell>
          <table:table-cell office:value-type="float" office:value="423902" calcext:value-type="float">
            <text:p>423902</text:p>
          </table:table-cell>
          <table:table-cell office:value-type="float" office:value="498116" calcext:value-type="float">
            <text:p>498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976" calcext:value-type="float">
            <text:p>976</text:p>
          </table:table-cell>
          <table:table-cell office:value-type="float" office:value="965" calcext:value-type="float">
            <text:p>965</text:p>
          </table:table-cell>
          <table:table-cell office:value-type="float" office:value="1959" calcext:value-type="float">
            <text:p>1959</text:p>
          </table:table-cell>
          <table:table-cell office:value-type="float" office:value="2973" calcext:value-type="float">
            <text:p>2973</text:p>
          </table:table-cell>
          <table:table-cell office:value-type="float" office:value="3999" calcext:value-type="float">
            <text:p>3999</text:p>
          </table:table-cell>
          <table:table-cell office:value-type="float" office:value="5039" calcext:value-type="float">
            <text:p>5039</text:p>
          </table:table-cell>
          <table:table-cell table:number-columns-repeated="3"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94625" calcext:value-type="float">
            <text:p>94625</text:p>
          </table:table-cell>
          <table:table-cell office:value-type="float" office:value="97515" calcext:value-type="float">
            <text:p>97515</text:p>
          </table:table-cell>
          <table:table-cell office:value-type="float" office:value="205809" calcext:value-type="float">
            <text:p>205809</text:p>
          </table:table-cell>
          <table:table-cell office:value-type="float" office:value="323743" calcext:value-type="float">
            <text:p>323743</text:p>
          </table:table-cell>
          <table:table-cell office:value-type="float" office:value="450873" calcext:value-type="float">
            <text:p>450873</text:p>
          </table:table-cell>
          <table:table-cell office:value-type="float" office:value="592823" calcext:value-type="float">
            <text:p>592823</text:p>
          </table:table-cell>
          <table:table-cell table:number-columns-repeated="3" office:value-type="float" office:value="737542" calcext:value-type="float">
            <text:p>737542</text:p>
          </table:table-cell>
        </table:table-row>
        <table:table-row table:style-name="ro1" table:number-rows-repeated="10484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9T10:00:30.287684584</dc:date>
    <meta:editing-duration>PT13S</meta:editing-duration>
    <meta:editing-cycles>1</meta:editing-cycles>
    <meta:document-statistic meta:table-count="1" meta:cell-count="1560" meta:object-count="0"/>
    <meta:generator>LibreOffice/7.0.1.1.0$Linux_X86_64 LibreOffice_project/00$Build-1</meta:generator>
  </office:meta>
</office:document-meta>
</file>